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00000019091209B3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va Mono" svg:font-family="'Nova Mono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language="es" fo:country="EC" style:font-size-asian="14pt" style:font-name-complex="Calibri2" style:font-size-complex="14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List_20_Paragraph" style:list-style-name="WWNum1">
      <style:paragraph-properties fo:text-align="justify" style:justify-single-word="false"/>
    </style:style>
    <style:style style:name="P4" style:family="paragraph" style:parent-style-name="Standard">
      <style:paragraph-properties fo:margin-top="0in" fo:margin-bottom="0.111in" style:contextual-spacing="false"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0in" fo:margin-bottom="0.111in" style:contextual-spacing="false" fo:text-align="justify" style:justify-single-word="false"/>
      <style:text-properties fo:font-weight="normal" officeooo:rsid="0013d447" officeooo:paragraph-rsid="0013d447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officeooo:paragraph-rsid="0013d447"/>
    </style:style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Standard">
      <style:paragraph-properties fo:margin-top="0in" fo:margin-bottom="0.111in" style:contextual-spacing="false" fo:text-align="justify" style:justify-single-word="false"/>
      <style:text-properties fo:font-weight="normal" officeooo:rsid="0014ad0d" officeooo:paragraph-rsid="0014ad0d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paragraph-rsid="0014ad0d"/>
    </style:style>
    <style:style style:name="T1" style:family="text">
      <style:text-properties fo:font-size="14pt" fo:language="es" fo:country="EC" style:font-size-asian="14pt" style:font-name-complex="Calibri2" style:font-size-complex="14pt"/>
    </style:style>
    <style:style style:name="T2" style:family="text">
      <style:text-properties fo:font-size="14pt" fo:language="es" fo:country="EC" style:font-size-asian="14pt" style:font-size-complex="14pt"/>
    </style:style>
    <style:style style:name="T3" style:family="text">
      <style:text-properties fo:font-size="14pt" fo:language="es" fo:country="EC" fo:font-weight="bold" style:font-name-asian="Nova Mono" style:font-size-asian="14pt" style:font-weight-asian="bold" style:font-name-complex="Calibri2" style:font-size-complex="1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fo:language="es" fo:country="EC" officeooo:rsid="0014ad0d" style:font-size-asian="14pt" style:font-name-complex="Calibri2" style:font-size-complex="14pt"/>
    </style:style>
    <style:style style:name="T6" style:family="text">
      <style:text-properties fo:color="#c9211e" loext:opacity="100%" fo:font-size="14pt" fo:language="es" fo:country="EC" style:font-size-asian="14pt" style:font-name-complex="Calibri2" style:font-size-complex="14pt"/>
    </style:style>
    <style:style style:name="T7" style:family="text">
      <style:text-properties fo:color="#c9211e" loext:opacity="100%" fo:font-size="14pt" fo:language="es" fo:country="EC" fo:font-weight="bold" style:font-name-asian="Nova Mono" style:font-size-asian="14pt" style:font-weight-asian="bold" style:font-name-complex="Calibri2" style:font-size-complex="14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><text:span text:style-name="T1">Resolver el ejercicio en cualquier lenguaje de programación pero debe utilizar la interfaz gráfica (Tkinter,</text:span><text:span text:style-name="T2"> Java Swing </text:span><text:span text:style-name="T1">o utilizar Android Studio) para resolver el problema</text:span></text:p>
      <text:list text:style-name="WWNum1">
        <text:list-item>
          <text:p text:style-name="P3" loext:marker-style-name="T1"><text:span text:style-name="T1">Si utiliza Python para resolver el ejercicio utilice Tkinter para realizar la interfaz de usuario</text:span><text:span text:style-name="T1"/></text:p>
        </text:list-item>
        <text:list-item>
          <text:p text:style-name="P3" loext:marker-style-name="T1"><text:span text:style-name="T1">Si utiliza Java para resolver el ejercicio utilice </text:span><text:span text:style-name="T2">Java Swing </text:span><text:span text:style-name="T1">para realizar la interfaz de usuario</text:span></text:p>
        </text:list-item>
        <text:list-item>
          <text:p text:style-name="P3" loext:marker-style-name="T1"><text:span text:style-name="T1">Si utiliza Kotlin o Java para resolver el ejercicio utilice Android Studio para realizar la interfaz de usuario</text:span><text:span text:style-name="T1"/></text:p>
        </text:list-item>
      </text:list>
      <text:p text:style-name="P1" loext:marker-style-name="T1"/>
      <text:p text:style-name="P2" loext:marker-style-name="T1"><text:span text:style-name="T1">Escriba un programa para la gestión de las calificaciones de un grupo de alumnos. Los alumnos se caracterizan por: DNI, Apellidos, Nombre, Nota y Calificación, donde Nota es la calificación numérica (un número real) dada por el profesor, mientras que la Calificación se calculará automáticamente a partir de la nota (siempre que se introduzca o actualice ésta), de la siguiente forma: SS si Nota&lt;5, AP si 5≤ Nota&lt;7 NT si 7≤ Nota&lt;9 y SB si Nota≥9. Las funciones que ha de realizar el programa son las siguientes. Mostrar los alumnos con toda su información, de la siguiente forma: DNI APELLIDOS, NOMBRE NOTA CALIFICACIÓN; 33245 García Pérez, Carlos 7,8 NT; 128676 Romero Rodríguez, Luisa 9 SB; Introducir alumno, donde se pide DNI, apellidos, nombre y nota del alumno. No pueden existir dos alumnos con el mismo DNI. 3. Eliminar alumno a partir del DNI. 4. Consultar la nota y la calificación de un alumno a partir del DNI 5. Modificar la nota de un alumno a partir del DNI. 6. Mostrar alumnos suspensos 7. Mostrar alumnos aprobados 8. Mostrar candidatos a MH (los que</text:span><text:span text:style-name="T3"> tengan un 10 de nota) 9. Modificar calificación: permite modificar la calificación calculada automáticamente</text:span></text:p>
      <text:p text:style-name="P1" loext:marker-style-name="T1"/>
      <text:p text:style-name="P2" loext:marker-style-name="T1"><text:span text:style-name="T3">Puntos clave</text:span><text:span text:style-name="T3"/></text:p>
      <text:p text:style-name="P1" loext:marker-style-name="T1"/>
      <text:p text:style-name="P4" loext:marker-style-name="T4"><text:soft-page-break/></text:p>
      <text:p text:style-name="P4" loext:marker-style-name="T4"/>
      <text:p text:style-name="P5" loext:marker-style-name="T4">Gestion de alumnos</text:p>
      <text:p text:style-name="P5" loext:marker-style-name="T4"/>
      <text:p text:style-name="P5" loext:marker-style-name="T4">Alumno</text:p>
      <text:p text:style-name="P5" loext:marker-style-name="T4">DNI </text:p>
      <text:p text:style-name="P5" loext:marker-style-name="T4">Apellido </text:p>
      <text:p text:style-name="P5" loext:marker-style-name="T4">Nombre </text:p>
      <text:p text:style-name="P5" loext:marker-style-name="T4">Nota <text:s/><text:tab/><text:tab/>numero real</text:p>
      <text:p text:style-name="P5" loext:marker-style-name="T4">calificacion </text:p>
      <text:p text:style-name="P6" loext:marker-style-name="T1"><text:span text:style-name="Strong_20_Emphasis"><text:span text:style-name="T1">SS (Suspenso)</text:span></text:span><text:span text:style-name="T1">: Si la nota es menor que 5.</text:span></text:p>
      <text:list text:style-name="L1">
        <text:list-item>
          <text:p text:style-name="P7"><text:span text:style-name="Strong_20_Emphasis">AP (Aprobado)</text:span>: Si la nota está entre 5 (inclusive) y menor que 7.</text:p>
        </text:list-item>
      </text:list>
      <text:list text:style-name="L2">
        <text:list-item>
          <text:p text:style-name="P8"><text:span text:style-name="Strong_20_Emphasis">NT (Notable)</text:span>: Si la nota está entre 7 (inclusive) y menor que 9.</text:p>
        </text:list-item>
      </text:list>
      <text:list text:style-name="L3">
        <text:list-item>
          <text:p text:style-name="P9"><text:span text:style-name="Strong_20_Emphasis">SB (Sobresaliente)</text:span>: Si la nota es 9 o mayor. </text:p>
        </text:list-item>
      </text:list>
      <text:p text:style-name="P10" loext:marker-style-name="T4">Tareas <text:s/>de la aplicacion </text:p>
      <text:p text:style-name="P10" loext:marker-style-name="T4">1 mostrar <text:span text:style-name="T1"><text:s/>DNI APELLIDOS, NOMBRE NOTA CALIFICACIÓN</text:span></text:p>
      <text:p text:style-name="P11" loext:marker-style-name="T1"><text:span text:style-name="T5">2. </text:span><text:span text:style-name="T1">Introducir alumno, donde se pide DNI, apellidos, nombre y nota del alumno </text:span><text:span text:style-name="T5">no puede haber dos alumnos con el mismo DNI</text:span></text:p>
      <text:p text:style-name="P11" loext:marker-style-name="T1"><text:span text:style-name="T5">3. </text:span><text:span text:style-name="T1">Eliminar alumno a partir del DNI.</text:span></text:p>
      <text:p text:style-name="P11" loext:marker-style-name="T1"><text:span text:style-name="T1">4. </text:span><text:span text:style-name="T6">Consultar la nota y la calificación de un alumno a partir del DNI</text:span></text:p>
      <text:p text:style-name="P11" loext:marker-style-name="T1"><text:span text:style-name="T1">5. Modificar la nota de un alumno a partir del DNI.</text:span></text:p>
      <text:p text:style-name="P11" loext:marker-style-name="T1"><text:span text:style-name="T1">6. </text:span><text:span text:style-name="T6">Mostrar alumnos suspensos</text:span></text:p>
      <text:p text:style-name="P11" loext:marker-style-name="T1"><text:span text:style-name="T1">7. </text:span><text:span text:style-name="T6">Mostrar alumnos aprobados</text:span></text:p>
      <text:p text:style-name="P11" loext:marker-style-name="T1"><text:span text:style-name="T1">8. </text:span><text:span text:style-name="T6">Mostrar candidatos a MH (los que</text:span><text:span text:style-name="T7"> tengan un 10 de nota)</text:span></text:p>
      <text:p text:style-name="P11" loext:marker-style-name="T1"><text:span text:style-name="T3">9. Modificar calificación: permite modificar la calificación calculada automáticament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va Mono" svg:font-family="'Nova Mono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loext:linked-style-name="Título_20_3_20_Car" style:default-outline-level="3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loext:linked-style-name="Título_20_4_20_Car" style:default-outline-level="4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3_20_Car" style:display-name="Título 3 C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Título_20_4_20_Car" style:display-name="Título 4 C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ítulo_20_1_20_Car" style:display-name="Título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e1" style:family="table">
      <style:table-properties style:width="6.6597in" fo:margin-left="-0.1549in" fo:margin-top="0in" fo:margin-bottom="0in" table:align="left" style:writing-mode="page"/>
    </style:style>
    <style:style style:name="Table1.A" style:family="table-column">
      <style:table-column-properties style:column-width="5.8306in"/>
    </style:style>
    <style:style style:name="Table1.B" style:family="table-column">
      <style:table-column-properties style:column-width="0.8292in"/>
    </style:style>
    <style:style style:name="Table1.1" style:family="table-row">
      <style:table-row-properties style:min-row-height="0.1944in"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-left="none" fo:border-right="2.25pt solid #808080" fo:border-top="none" fo:border-bottom="2.25pt solid #808080">
        <style:background-image/>
      </style:table-cell-properties>
    </style:style>
    <style:style style:name="Table1.B1" style:family="table-cell">
      <style:table-cell-properties fo:background-color="transparent" fo:padding-left="0.0639in" fo:padding-right="0.075in" fo:padding-top="0in" fo:padding-bottom="0in" fo:border-left="2.25pt solid #808080" fo:border-right="2.25pt solid #808080" fo:border-top="none" fo:border-bottom="2.25pt solid #808080">
        <style:background-image/>
      </style:table-cell-properties>
    </style:style>
    <style:style style:name="MP1" style:family="paragraph" style:parent-style-name="Standard">
      <style:paragraph-properties fo:margin-top="0in" fo:margin-bottom="0in" style:contextual-spacing="false" fo:orphans="0" fo:widows="0"/>
    </style:style>
    <style:style style:name="MP2" style:family="paragraph" style:parent-style-name="Standard">
      <style:paragraph-properties fo:margin-top="0in" fo:margin-bottom="0in" style:contextual-spacing="false" fo:line-height="100%" fo:text-align="end" style:justify-single-word="false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MP3" style:family="paragraph" style:parent-style-name="Standard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MT1" style:family="text">
      <style:text-properties style:font-name="Times New Roman" fo:font-size="12pt" fo:language="es" fo:country="EC" fo:font-weight="bold" style:font-name-asian="Times New Roman1" style:font-size-asian="12pt" style:font-weight-asian="bold" style:font-name-complex="Times New Roman1" style:font-size-complex="12pt"/>
    </style:style>
    <style:style style:name="MT2" style:family="text">
      <style:text-properties fo:color="#000000" loext:opacity="100%" style:font-name="Cambria" fo:font-size="10pt" fo:language="es" fo:country="EC" fo:font-weight="bold" style:font-name-asian="Cambria1" style:font-size-asian="10pt" style:font-weight-asian="bold" style:font-name-complex="Cambria1" style:font-size-complex="10pt" style:font-weight-complex="bold"/>
    </style:style>
    <style:style style:name="MT3" style:family="text">
      <style:text-properties fo:color="#000000" loext:opacity="100%" style:font-name="Cambria" fo:font-size="10pt" fo:language="es" fo:country="EC" style:font-name-asian="Cambria1" style:font-size-asian="10pt" style:font-name-complex="Cambria1" style:font-size-complex="10pt"/>
    </style:style>
    <style:style style:name="MT4" style:family="text">
      <style:text-properties fo:color="#000000" loext:opacity="100%" style:font-name="Cambria" fo:font-size="18pt" fo:language="es" fo:country="EC" fo:font-weight="bold" style:font-name-asian="Cambria1" style:font-size-asian="18pt" style:font-weight-asian="bold" style:font-name-complex="Cambria1" style:font-size-complex="18pt" style:font-weight-complex="bold"/>
    </style:style>
    <style:style style:name="MT5" style:family="text">
      <style:text-properties fo:color="#4f81bd" loext:opacity="100%" style:font-name="Cambria" fo:font-size="18pt" fo:font-weight="bold" style:font-name-asian="Cambria1" style:font-size-asian="18pt" style:font-weight-asian="bold" style:font-name-complex="Cambria1" style:font-size-complex="18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5in" fo:page-height="11in" style:num-format="1" style:print-orientation="portrait" fo:margin-top="0.4917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n 16" text:anchor-type="char" svg:x="-0.4563in" svg:y="-0.2555in" svg:width="0.8126in" svg:height="0.8126in" draw:z-index="1"><draw:image xlink:href="Pictures/10000000000001900000019091209B3A.jpg" xlink:type="simple" xlink:show="embed" xlink:actuate="onLoad" draw:mime-type="image/jpeg"/></draw:frame><text:span text:style-name="MT1"><text:tab/>Instituto Superior Tecnológico Compu Sur con Condición de Universitario</text:span><text:span text:style-name="MT1"/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 loext:marker-style-name="MT2"><text:span text:style-name="MT3"><text:s text:c="79"/></text:span><text:span text:style-name="MT2">Desarrollo Android</text:span></text:p>
              <text:p text:style-name="MP2" loext:marker-style-name="MT4"><text:span text:style-name="MT2">Tecnología Superior en Desarrollo de Software</text:span></text:p>
            </table:table-cell>
            <table:table-cell table:style-name="Table1.B1" office:value-type="string">
              <text:p text:style-name="MP3" loext:marker-style-name="MT5"><text:span text:style-name="MT5">2024</text:span><text:bookmark text:name="_Hlk182827991"/><text:span text:style-name="MT5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15:22:00</meta:creation-date>
    <meta:initial-creator>darwin</meta:initial-creator>
    <dc:language>en-US</dc:language>
    <dc:date>2024-12-08T15:34:22.858000000</dc:date>
    <meta:editing-cycles>5</meta:editing-cycles>
    <meta:editing-duration>PT10H41M9S</meta:editing-duration>
    <meta:generator>LibreOffice/24.8.3.2$Windows_X86_64 LibreOffice_project/48a6bac9e7e268aeb4c3483fcf825c94556d9f92</meta:generator>
    <meta:document-statistic meta:table-count="1" meta:image-count="1" meta:object-count="0" meta:page-count="2" meta:paragraph-count="31" meta:word-count="446" meta:character-count="2730" meta:non-whitespace-character-count="2230"/>
    <meta:user-defined meta:name="AppVersion">15.0000</meta:user-defined>
    <meta:template xlink:type="simple" xlink:actuate="onRequest" xlink:title="Normal" xlink:href=""/>
  </office:meta>
</office:document-meta>
</file>